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Courier 10 Pitch" fo:font-size="7pt" officeooo:rsid="00105f72" officeooo:paragraph-rsid="00105f72" style:font-size-asian="7pt" style:font-size-complex="7pt"/>
    </style:style>
    <style:style style:name="P2" style:family="paragraph" style:parent-style-name="Preformatted_20_Text">
      <style:paragraph-properties fo:text-align="center" style:justify-single-word="false"/>
      <style:text-properties style:font-name="Courier 10 Pitch" fo:font-size="15pt" officeooo:rsid="00105f72" officeooo:paragraph-rsid="00105f72" style:font-size-asian="13.1000003814697pt" style:font-size-complex="15pt"/>
    </style:style>
    <style:style style:name="P3" style:family="paragraph" style:parent-style-name="Preformatted_20_Text">
      <style:paragraph-properties fo:text-align="center" style:justify-single-word="false"/>
      <style:text-properties style:font-name="Courier 10 Pitch" fo:font-size="15pt" fo:font-style="italic" style:text-underline-style="none" officeooo:rsid="00105f72" officeooo:paragraph-rsid="00105f72" style:font-size-asian="13.1000003814697pt" style:font-style-asian="italic" style:font-size-complex="15pt" style:font-style-complex="italic"/>
    </style:style>
    <style:style style:name="P4" style:family="paragraph" style:parent-style-name="Preformatted_20_Text">
      <style:paragraph-properties fo:text-align="justify" style:justify-single-word="false"/>
      <style:text-properties style:font-name="Courier 10 Pitch" fo:font-size="10pt" officeooo:rsid="00105f72" officeooo:paragraph-rsid="0010a0a5" style:font-size-asian="8.75pt" style:font-size-complex="10pt"/>
    </style:style>
    <style:style style:name="P5" style:family="paragraph" style:parent-style-name="Preformatted_20_Text">
      <style:paragraph-properties fo:text-align="justify" style:justify-single-word="false"/>
      <style:text-properties style:font-name="Courier 10 Pitch" fo:font-size="10pt" style:text-underline-style="none" officeooo:rsid="00105f72" officeooo:paragraph-rsid="0010a0a5" style:font-size-asian="8.75pt" style:font-size-complex="10pt"/>
    </style:style>
    <style:style style:name="T1" style:family="text">
      <style:text-properties fo:language="fr" fo:country="FR"/>
    </style:style>
    <style:style style:name="T2" style:family="text">
      <style:text-properties officeooo:rsid="0010a0a5"/>
    </style:style>
    <style:style style:name="T3" style:family="text">
      <style:text-properties style:text-underline-style="solid" style:text-underline-width="auto" style:text-underline-color="font-color" officeooo:rsid="0010a0a5"/>
    </style:style>
    <style:style style:name="T4" style:family="text">
      <style:text-properties style:text-underline-style="solid" style:text-underline-width="auto" style:text-underline-color="font-color" officeooo:rsid="0017cf70"/>
    </style:style>
    <style:style style:name="T5" style:family="text">
      <style:text-properties officeooo:rsid="0017cf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dale<text:tab/><text:tab/>Elliot</text:p>
      <text:p text:style-name="P1">Ciron<text:tab/><text:tab/>Fabien</text:p>
      <text:p text:style-name="P1">König<text:tab/><text:tab/>Linus</text:p>
      <text:p text:style-name="P3">Compte-Rendu de Projet:</text:p>
      <text:p text:style-name="P2">Black_Jack</text:p>
      <text:p text:style-name="P2"/>
      <text:p text:style-name="P2"/>
      <text:p text:style-name="P2"/>
      <text:p text:style-name="P4"><text:tab/><text:tab/><text:span text:style-name="T3">I.Répartition du travail:</text:span></text:p>
      <text:p text:style-name="P4"><text:span text:style-name="T3"/></text:p>
      <text:p text:style-name="P4"><text:tab/>Tout <text:span text:style-name="T1">d'abord</text:span> <text:span text:style-name="T1">afin</text:span> <text:span text:style-name="T1">de</text:span> réaliser ce <text:span text:style-name="T2">projet, nous nous sommes répartie le travail, les tâches ont donc été affectées aux membres du groupe les plus aptes à réaliser les parties voulues.</text:span></text:p>
      <text:p text:style-name="P4"/>
      <text:p text:style-name="P4"><text:tab/><text:span text:style-name="T2">L'organisation initiale répartissait deux fonctions à faire par membres du groupe, le tout en essayant de favoriser les liens entre les fonctions à réaliser:</text:span></text:p>
      <text:p text:style-name="P4"/>
      <text:p text:style-name="P4"><text:tab/>-<text:span text:style-name="T2">Candale Elliot s'est chargé de la fonctions afficher_mains() (utilisant la fonction afficher_carte() de la partie de Fabien que nous verrons par la suite) ainsi que de la fonction evaluer_score() dans laquelle l'utilisation des pointeurs à été pensée de façon à augmenter considérablement la lisibilité du code (en dépit potentiellement de la compréhension).</text:span></text:p>
      <text:p text:style-name="P4"/>
      <text:p text:style-name="P4"><text:span text:style-name="T2"><text:tab/>-Ciron Fabien a écrit la fonction afficher_carte() (énoncée plus haut) grâce à une variable int dans un tableau, qui, associée à la carte voulue (soit le numéro de la case), permet de déterminer à qu'elle joueur elle appartient. Tandis que la fonction afficher_mains_cachee() fut écrite sur la même base avec , bien sûr, une gestion différente permettant de jouer.</text:span></text:p>
      <text:p text:style-name="P4"/>
      <text:p text:style-name="P4"><text:span text:style-name="T2"><text:tab/>-König Linus a écrit la fonction tirer_carte() utilisant une valeur aléatoire (grâce à la fonction rand() ) qui permet d'assigner au joueur une carte aléatoire, il s'est aussi occupé de la fonction donner_valeur_carte() associant cette fois-ci à la carte une valeur, permettant par la suite une evaluation du score permettant finalement de jouer.</text:span></text:p>
      <text:p text:style-name="P4"/>
      <text:p text:style-name="P4"><text:span text:style-name="T2"><text:tab/>Linus ayant plus rapidement finit les fonctions qui lui étaient attribuées, il s'est également occupé du main.c tout pendant qu'Elliot et Fabien s'occupaient du débogage des fichiers séparés Linus.c Elliot.c et Fabien.c. </text:span></text:p>
      <text:p text:style-name="P4"/>
      <text:p text:style-name="P4"/>
      <text:p text:style-name="P4"/>
      <text:p text:style-name="P4"><text:tab/><text:tab/><text:span text:style-name="T4">II.Problèmes rencontrées</text:span></text:p>
      <text:p text:style-name="P4"/>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1T16:36:12.908972776</dc:date>
    <meta:generator>LibreOffice/4.2.7.2$Linux_X86_64 LibreOffice_project/420m0$Build-2</meta:generator>
    <meta:editing-duration>PT3M11S</meta:editing-duration>
    <meta:editing-cycles>3</meta:editing-cycles>
    <meta:document-statistic meta:table-count="0" meta:image-count="0" meta:object-count="0" meta:page-count="1" meta:paragraph-count="14" meta:word-count="266" meta:character-count="1761" meta:non-whitespace-character-count="1493"/>
  </office:meta>
</office:document-meta>
</file>